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Processor.endGroup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any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unparsedEntityDecl( String name , XMLResourceIdentifier identifier , String notation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TDProcessor.setDTDContentModelHandler( XMLDTDContentModelHandler dtdContentMode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isVali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pcdata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startParameterEntity( String name , XMLResourceIdentifier identifier , String encoding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TDProcessor.startDTD( XMLLocator locator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TDProcessor.comment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DTDProcesso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Processor.checkStandaloneEntityRef( String name , DTDGrammar grammar , XMLEntityDecl tempEntityDecl , XMLErrorReporter errorRepo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Processo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internalEntityDecl( String name , XMLString text , XMLString nonNormalized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Processo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setDTDContentModelSource( XMLDTDContentModel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71">
            <text:p text:style-name="Table_20_Contents">71</text:p>
          </table:table-cell>
          <table:table-cell office:value-type="float" office:value="148">
            <text:p text:style-name="Table_20_Contents">148</text:p>
          </table:table-cell>
        </table:table-row>
        <table:table-row>
          <table:table-cell office:value-type="string">
            <text:p text:style-name="Table_20_Contents">XMLDTDProcesso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startExternalSubset( XMLResourceIdentifier identifie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getDTDConten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Processor.endParameterEntity( String nam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checkDeclaredElements( DTDGrammar gramm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DTDProcessor.element( String elementName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TDProcessor.endAttlist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ignoredCharacters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occurrence( short occurrenc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startConditional( short typ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reset( XMLComponentManager componentManag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MLDTDProcessor.startGroup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separator( short separato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endContentModel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checkDeclaredElements( DTDGrammar grammar , int elementIndex , int contentSpecIndex , XMLContentSpec contentSpe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DTDProcessor.endDTD( Augmentations au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MLDTDProcessor.notationDecl( String name , XMLResourceIdentifier identifier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TDProcessor.externalEntityDecl( String name , XMLResourceIdentifier identifier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Processor.elementDecl( String name , String contentModel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TDProcessor.textDecl( String version , String encoding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XMLDT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Processor.endConditional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Processor.endExternalSubset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empty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startAttlist( String elementNam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processingInstruction( String target , XMLString data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Processor.normalizeDefaultAttrValue( XML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DTDProcesso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Processor.startContentModel( String elementName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Processor.isValidNmtoken( String nm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